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asian="Times New Roman" fo:font-size="36pt" style:font-size-asian="36pt" style:font-size-complex="36pt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-asian="Times New Roman" fo:font-size="36pt" style:font-size-asian="36pt" style:font-size-complex="36pt"/>
    </style:style>
    <style:style style:name="T4" style:parent-style-name="DefaultParagraphFont" style:family="text">
      <style:text-properties style:font-name-asian="Times New Roman" fo:font-size="36pt" style:font-size-asian="36pt" style:font-size-complex="36pt"/>
    </style:style>
    <style:style style:name="T5" style:parent-style-name="DefaultParagraphFont" style:family="text">
      <style:text-properties style:font-name-asian="Times New Roman" fo:font-size="36pt" style:font-size-asian="36pt" style:font-size-complex="36pt"/>
    </style:style>
    <style:style style:name="T6" style:parent-style-name="DefaultParagraphFont" style:family="text">
      <style:text-properties style:font-name-asian="Times New Roman" fo:font-size="36pt" style:font-size-asian="36pt" style:font-size-complex="36pt"/>
    </style:style>
    <style:style style:name="T7" style:parent-style-name="DefaultParagraphFont" style:family="text">
      <style:text-properties style:font-name-asian="Times New Roman" fo:font-size="36pt" style:font-size-asian="36pt" style:font-size-complex="36pt"/>
    </style:style>
    <style:style style:name="T8" style:parent-style-name="DefaultParagraphFont" style:family="text">
      <style:text-properties style:font-name-asian="Times New Roman"/>
    </style:style>
    <style:style style:name="T9" style:parent-style-name="DefaultParagraphFont" style:family="text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/>
      <text:p text:style-name="P2"><draw:frame draw:style-name="a0" text:anchor-type="as-char" svg:x="0in" svg:y="0in" svg:width="1.50833in" svg:height="1.975in" style:rel-width="scale" style:rel-height="scale"><draw:object xlink:href="Object 1/" xlink:type="simple" xlink:show="embed" xlink:actuate="onLoad"/></draw:frame><text:span text:style-name="T3"><text:tab/></text:span><draw:frame draw:style-name="a1" text:anchor-type="as-char" svg:x="0in" svg:y="0in" svg:width="3.14167in" svg:height="2.25833in" style:rel-width="scale" style:rel-height="scale"><draw:object xlink:href="Object 2/" xlink:type="simple" xlink:show="embed" xlink:actuate="onLoad"/></draw:frame><text:span text:style-name="T4"><text:s/></text:span><text:span text:style-name="T5"><text:tab/></text:span><draw:frame draw:style-name="a2" text:anchor-type="as-char" svg:x="0in" svg:y="0in" svg:width="1.70833in" svg:height="0.59167in" style:rel-width="scale" style:rel-height="scale"><draw:object xlink:href="Object 3/" xlink:type="simple" xlink:show="embed" xlink:actuate="onLoad"/></draw:frame><text:span text:style-name="T6"><text:tab/></text:span><text:span text:style-name="T7"><text:tab/></text:span></text:p>
      <text:p text:style-name="Normal"><text:span text:style-name="T8"><text:tab/></text:span><text:span text:style-name="T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gernon Alleng</meta:initial-creator>
    <dc:creator>Algernon Alleng</dc:creator>
    <meta:creation-date>2025-04-20T18:54:00Z</meta:creation-date>
    <dc:date>2025-04-20T21:55:00Z</dc:date>
    <meta:template xlink:href="Normal.dotm" xlink:type="simple"/>
    <meta:editing-cycles>1</meta:editing-cycles>
    <meta:editing-duration>PT1860S</meta:editing-duration>
    <meta:document-statistic meta:page-count="1" meta:paragraph-count="1" meta:word-count="12" meta:character-count="86" meta:row-count="1" meta:non-whitespace-character-count="75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 mathvariant="double-struck">M</mml:mi>
      <mml:mi mathvariant="double-struck">Å</mml:mi>
      <mml:mi mathvariant="double-struck">T</mml:mi>
      <mml:mi mathvariant="double-struck">H</mml:mi>
    </mml:mrow>
    <mml:mrow>
      <mml:mtable>
        <mml:mtr>
          <mml:mtd>
            <mml:mrow>
              <mml:maligngroup/>
              <mml:mi>L</mml:mi>
              <mml:mi>Å</mml:mi>
              <mml:mi>N</mml:mi>
              <mml:mi>G</mml:mi>
            </mml:mrow>
          </mml:mtd>
        </mml:mtr>
        <mml:mtr>
          <mml:mtd>
            <mml:mrow>
              <mml:maligngroup/>
              <mml:mi>u</mml:mi>
              <mml:mi>a</mml:mi>
              <mml:mi>g</mml:mi>
              <mml:mi>e</mml:mi>
            </mml:mrow>
          </mml:mtd>
        </mml:mtr>
      </mml:mtable>
    </mml:mrow>
  </mml:mfrac>
</mml:math>
</file>

<file path=Object 2/content.xml><?xml version="1.0" encoding="utf-8"?>
<mml:math xmlns:mml="http://www.w3.org/1998/Math/MathML" xmlns:m="http://schemas.openxmlformats.org/officeDocument/2006/math">
  <mml:mfenced open="{" close="" separators="|">
    <mml:mrow>
      <mml:mfrac>
        <mml:mrow>
          <mml:mi mathvariant="normal">A</mml:mi>
          <mml:mi mathvariant="normal">c</mml:mi>
          <mml:mi mathvariant="normal">t</mml:mi>
          <mml:mi mathvariant="normal">u</mml:mi>
          <mml:mi mathvariant="normal">a</mml:mi>
          <mml:mi mathvariant="normal">l</mml:mi>
          <mml:mi mathvariant="normal">i</mml:mi>
          <mml:mi mathvariant="normal">z</mml:mi>
          <mml:mi mathvariant="normal">a</mml:mi>
          <mml:mi mathvariant="normal">t</mml:mi>
          <mml:mi mathvariant="normal">i</mml:mi>
          <mml:mi mathvariant="normal">o</mml:mi>
          <mml:mi mathvariant="normal">n</mml:mi>
        </mml:mrow>
        <mml:mrow>
          <mml:mtable>
            <mml:mtr>
              <mml:mtd>
                <mml:mrow>
                  <mml:maligngroup/>
                  <mml:mi>A</mml:mi>
                  <mml:mi>c</mml:mi>
                  <mml:mi>t</mml:mi>
                  <mml:mi>i</mml:mi>
                  <mml:mi>v</mml:mi>
                  <mml:mi>a</mml:mi>
                  <mml:mi>t</mml:mi>
                  <mml:mi>i</mml:mi>
                  <mml:mi>o</mml:mi>
                  <mml:mi>n</mml:mi>
                </mml:mrow>
              </mml:mtd>
            </mml:mtr>
            <mml:mtr>
              <mml:mtd>
                <mml:mrow>
                  <mml:maligngroup/>
                  <mml:mi>A</mml:mi>
                  <mml:mi>c</mml:mi>
                  <mml:mi>q</mml:mi>
                  <mml:mi>u</mml:mi>
                  <mml:mi>s</mml:mi>
                  <mml:mi>i</mml:mi>
                  <mml:mi>t</mml:mi>
                  <mml:mi>i</mml:mi>
                  <mml:mi>o</mml:mi>
                  <mml:mi>n</mml:mi>
                </mml:mrow>
              </mml:mtd>
            </mml:mtr>
          </mml:mtable>
        </mml:mrow>
      </mml:mfrac>
    </mml:mrow>
  </mml:mfenced>
</mml:math>
</file>

<file path=Object 3/content.xml><?xml version="1.0" encoding="utf-8"?>
<mml:math xmlns:mml="http://www.w3.org/1998/Math/MathML" xmlns:m="http://schemas.openxmlformats.org/officeDocument/2006/math">
  <mml:mi mathvariant="double-struck">D</mml:mi>
  <mml:mi mathvariant="double-struck">e</mml:mi>
  <mml:mi mathvariant="double-struck">v</mml:mi>
  <mml:mi mathvariant="double-struck">i</mml:mi>
  <mml:mi mathvariant="double-struck">c</mml:mi>
  <mml:mi mathvariant="double-struck">e</mml:mi>
</mml:math>
</file>